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89f7" officeooo:paragraph-rsid="000e89f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SUME</text:p>
      <text:p text:style-name="P1"/>
      <text:p text:style-name="P1"/>
      <text:p text:style-name="P1"/>
      <text:p text:style-name="P1">NAME : <text:s text:c="2"/>Sree.p.s</text:p>
      <text:p text:style-name="P1">age <text:s text:c="6"/>: <text:s text:c="2"/>22</text:p>
      <text:p text:style-name="P1">address <text:s text:c="2"/>: p house</text:p>
      <text:p text:style-name="P1">gender <text:s text:c="2"/>:fema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18T19:56:56.371944079</meta:creation-date>
    <dc:date>2022-03-18T20:00:12.365279826</dc:date>
    <meta:editing-duration>PT3M16S</meta:editing-duration>
    <meta:editing-cycles>1</meta:editing-cycles>
    <meta:document-statistic meta:table-count="0" meta:image-count="0" meta:object-count="0" meta:page-count="1" meta:paragraph-count="5" meta:word-count="13" meta:character-count="74" meta:non-whitespace-character-count="52"/>
    <meta:generator>LibreOffice/5.1.6.2$Linux_X86_64 LibreOffice_project/10m0$Build-2</meta:generator>
  </office:meta>
</office:document-meta>
</file>